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968" officeooo:paragraph-rsid="00094968"/>
    </style:style>
    <style:style style:name="T1" style:family="text">
      <style:text-properties officeooo:rsid="00133d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ning Part- </text:p>
      <text:p text:style-name="P1">1. Content- Cosine Similarity</text:p>
      <text:p text:style-name="P1">2. Form -<text:span text:style-name="T1">Algorithm made according to th</text:span></text:p>
      <text:p text:style-name="P1">3. Grammar <text:span text:style-name="T1">and Spell Check</text:span>- Ginger Grammar Check (same as writing part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9:10:14.178319586</meta:creation-date>
    <dc:date>2018-11-21T22:00:15.322960427</dc:date>
    <meta:editing-duration>PT1H19M2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4" meta:word-count="25" meta:character-count="155" meta:non-whitespace-character-count="133"/>
  </office:meta>
</office:document-meta>
</file>